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Roboto" svg:font-family="Roboto, Arial, sans-serif"/>
    <style:font-face style:name="FreeSans1" svg:font-family="Free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loext:opacity="0%" style:font-name="Linux Biolinum G" fo:font-weight="bold" officeooo:rsid="000d2c00" officeooo:paragraph-rsid="000d2c00" style:font-weight-asian="bold" style:font-weight-complex="bold"/>
    </style:style>
    <style:style style:name="P2" style:family="paragraph" style:parent-style-name="Standard">
      <style:text-properties style:use-window-font-color="true" loext:opacity="0%" style:font-name="Linux Biolinum G" fo:font-weight="bold" officeooo:rsid="000d2c00" officeooo:paragraph-rsid="000d2c00" style:font-weight-asian="bold" style:font-weight-complex="bold"/>
    </style:style>
    <style:style style:name="P3" style:family="paragraph" style:parent-style-name="Standard">
      <style:text-properties style:use-window-font-color="true" loext:opacity="0%" style:font-name="Linux Biolinum G" officeooo:rsid="000d2c00" officeooo:paragraph-rsid="000d2c00"/>
    </style:style>
    <style:style style:name="P4" style:family="paragraph" style:parent-style-name="Standard">
      <style:paragraph-properties fo:text-align="center" style:justify-single-word="false"/>
      <style:text-properties style:font-name="Linux Biolinum G" fo:font-size="20pt" fo:font-weight="bold" officeooo:rsid="000d2c00" officeooo:paragraph-rsid="000d2c00" style:font-size-asian="20pt" style:font-weight-asian="bold" style:font-size-complex="20pt" style:font-weight-complex="bold"/>
    </style:style>
    <style:style style:name="P5" style:family="paragraph" style:parent-style-name="Standard">
      <style:text-properties style:font-name="Linux Biolinum G" fo:font-weight="bold" officeooo:rsid="000d2c00" officeooo:paragraph-rsid="000d2c00" style:font-weight-asian="bold" style:font-weight-complex="bold"/>
    </style:style>
    <style:style style:name="P6" style:family="paragraph" style:parent-style-name="Heading_20_3">
      <loext:graphic-properties draw:fill="none" draw:fill-color="#ffffff"/>
      <style:paragraph-properties fo:margin-left="0cm" fo:margin-right="0.106cm" fo:margin-top="0cm" fo:margin-bottom="0cm" style:contextual-spacing="false" fo:line-height="180%" fo:orphans="2" fo:widows="2" fo:text-indent="0cm" style:auto-text-indent="false" fo:background-color="transparent" fo:padding="0cm" fo:border="none"/>
    </style:style>
    <style:style style:name="P7" style:family="paragraph" style:parent-style-name="Standard">
      <style:text-properties style:use-window-font-color="true" loext:opacity="0%" style:font-name="Linux Biolinum G" fo:font-weight="bold" officeooo:rsid="000d2c00" officeooo:paragraph-rsid="000d2c00" style:font-weight-asian="bold" style:font-weight-complex="bold"/>
    </style:style>
    <style:style style:name="P8" style:family="paragraph" style:parent-style-name="Standard">
      <style:text-properties fo:font-variant="normal" fo:text-transform="none" style:use-window-font-color="true" loext:opacity="0%" style:font-name="Linux Biolinum G" fo:font-size="10.5pt" fo:letter-spacing="normal" fo:font-style="normal" fo:font-weight="normal" officeooo:rsid="000d2c00" officeooo:paragraph-rsid="000d2c00" loext:padding="0cm" loext:border="none"/>
    </style:style>
    <style:style style:name="P9" style:family="paragraph" style:parent-style-name="Standard">
      <style:text-properties fo:font-variant="normal" fo:text-transform="none" style:use-window-font-color="true" loext:opacity="0%" style:font-name="Linux Biolinum G" fo:letter-spacing="normal" officeooo:rsid="000d2c00" officeooo:paragraph-rsid="000d2c00" loext:padding="0cm" loext:border="none"/>
    </style:style>
    <style:style style:name="P10" style:family="paragraph" style:parent-style-name="Standard">
      <style:text-properties fo:font-variant="normal" fo:text-transform="none" style:use-window-font-color="true" loext:opacity="0%" style:font-name="Roboto" fo:font-size="10.5pt" fo:letter-spacing="normal" fo:font-style="normal" fo:font-weight="normal" officeooo:rsid="000d2c00" officeooo:paragraph-rsid="000d2c00" loext:padding="0cm" loext:border="none"/>
    </style:style>
    <style:style style:name="P11" style:family="paragraph" style:parent-style-name="Standard">
      <style:text-properties style:font-name="Linux Biolinum G" fo:font-weight="bold" officeooo:rsid="000d2c00" officeooo:paragraph-rsid="00131b3d" style:font-weight-asian="bold" style:font-weight-complex="bold"/>
    </style:style>
    <style:style style:name="P12" style:family="paragraph" style:parent-style-name="Standard">
      <style:text-properties officeooo:paragraph-rsid="00131b3d"/>
    </style:style>
    <style:style style:name="P13" style:family="paragraph" style:parent-style-name="Standard">
      <style:text-properties officeooo:paragraph-rsid="0013ea58"/>
    </style:style>
    <style:style style:name="P14" style:family="paragraph" style:parent-style-name="Standard">
      <style:paragraph-properties fo:margin-left="0cm" fo:margin-right="0cm" fo:margin-top="0cm" fo:margin-bottom="0cm" style:contextual-spacing="false" fo:orphans="2" fo:widows="2" fo:text-indent="0cm" style:auto-text-indent="false"/>
      <style:text-properties style:use-window-font-color="true" loext:opacity="0%"/>
    </style:style>
    <style:style style:name="P15" style:family="paragraph" style:parent-style-name="Text_20_body">
      <style:paragraph-properties fo:margin-top="0cm" fo:margin-bottom="0cm" style:contextual-spacing="false" fo:orphans="2" fo:widows="2"/>
    </style:style>
    <style:style style:name="T1" style:family="text">
      <style:text-properties fo:font-variant="normal" fo:text-transform="none" style:font-name="Roboto" fo:font-size="7.5pt" fo:letter-spacing="normal" fo:font-style="normal" style:text-underline-style="solid" style:text-underline-width="auto" style:text-underline-color="font-color" fo:font-weight="normal" style:font-name-asian="Roboto" style:font-size-asian="7.5pt" style:font-style-asian="normal" style:font-weight-asian="normal" style:font-name-complex="Roboto" style:font-size-complex="7.5pt" style:font-style-complex="normal" style:font-weight-complex="normal" loext:padding="0cm" loext:border="none"/>
    </style:style>
    <style:style style:name="T2" style:family="text">
      <style:text-properties fo:font-variant="normal" fo:text-transform="none" fo:letter-spacing="normal" loext:padding="0cm" loext:border="none"/>
    </style:style>
    <style:style style:name="T3" style:family="text">
      <style:text-properties fo:font-variant="normal" fo:text-transform="none" fo:font-size="10.5pt" fo:letter-spacing="normal" fo:font-style="normal" fo:font-weight="normal" loext:padding="0cm" loext:border="none"/>
    </style:style>
    <style:style style:name="T4" style:family="text">
      <style:text-properties fo:font-variant="normal" fo:text-transform="none" style:use-window-font-color="true" loext:opacity="0%" style:font-name="Linux Biolinum G" fo:font-size="10.5pt" fo:letter-spacing="normal" fo:font-style="normal" fo:font-weight="normal" officeooo:rsid="000d2c00" loext:padding="0cm" loext:border="none"/>
    </style:style>
    <style:style style:name="T5" style:family="text">
      <style:text-properties fo:font-variant="normal" fo:text-transform="none" style:use-window-font-color="true" loext:opacity="0%" style:font-name="Linux Biolinum G" fo:font-size="10.5pt" fo:letter-spacing="normal" fo:font-style="normal" fo:font-weight="bold" officeooo:rsid="000d2c00" style:font-weight-asian="bold" style:font-weight-complex="bold" loext:padding="0cm" loext:border="none"/>
    </style:style>
    <style:style style:name="T6" style:family="text">
      <style:text-properties fo:font-variant="normal" fo:text-transform="none" style:use-window-font-color="true" loext:opacity="0%" style:font-name="Linux Biolinum G" fo:font-size="10.5pt" fo:letter-spacing="normal" fo:font-style="normal" style:text-underline-style="solid" style:text-underline-width="auto" style:text-underline-color="font-color" fo:font-weight="bold" officeooo:rsid="000d2c00" style:font-weight-asian="bold" style:font-weight-complex="bold" loext:padding="0cm" loext:border="none"/>
    </style:style>
    <style:style style:name="T7" style:family="text">
      <style:text-properties fo:font-variant="normal" fo:text-transform="none" style:use-window-font-color="true" loext:opacity="0%" style:font-name="Linux Biolinum G" fo:font-size="10.5pt" fo:letter-spacing="normal" fo:font-style="normal" style:text-underline-style="none" fo:font-weight="bold" officeooo:rsid="000d2c00" style:font-weight-asian="bold" style:font-weight-complex="bold" loext:padding="0cm" loext:border="none"/>
    </style:style>
    <style:style style:name="T8" style:family="text">
      <style:text-properties fo:font-variant="normal" fo:text-transform="none" style:use-window-font-color="true" loext:opacity="0%" style:font-name="Linux Biolinum G" fo:font-size="10.5pt" fo:letter-spacing="normal" fo:font-style="normal" style:text-underline-style="none" fo:font-weight="normal" officeooo:rsid="000d2c00" style:font-weight-asian="normal" style:font-weight-complex="normal" loext:padding="0cm" loext:border="none"/>
    </style:style>
    <style:style style:name="T9" style:family="text">
      <style:text-properties fo:font-variant="normal" fo:text-transform="none" style:use-window-font-color="true" loext:opacity="0%" style:font-name="Linux Biolinum G" fo:font-size="10.5pt" fo:letter-spacing="normal" fo:font-style="normal" style:text-underline-style="none" fo:font-weight="normal" officeooo:rsid="0013d36a" style:font-weight-asian="normal" style:font-weight-complex="normal" loext:padding="0cm" loext:border="none"/>
    </style:style>
    <style:style style:name="T10" style:family="text">
      <style:text-properties fo:font-variant="normal" fo:text-transform="none" style:use-window-font-color="true" loext:opacity="0%" style:font-name="Linux Biolinum G" fo:font-size="10.5pt" fo:letter-spacing="normal" fo:font-style="normal" style:text-underline-style="none" fo:font-weight="normal" officeooo:rsid="000d2c00" fo:background-color="#ffff00" loext:char-shading-value="0" style:font-weight-asian="normal" style:font-weight-complex="normal" loext:padding="0cm" loext:border="none"/>
    </style:style>
    <style:style style:name="T11" style:family="text">
      <style:text-properties fo:font-variant="normal" fo:text-transform="none" style:use-window-font-color="true" loext:opacity="0%" style:font-name="Linux Biolinum G" fo:font-size="10.5pt" fo:letter-spacing="normal" fo:font-style="normal" style:text-underline-style="none" fo:font-weight="normal" officeooo:rsid="000d2c00" fo:background-color="#ffff00" loext:char-shading-value="0" style:font-weight-asian="normal" style:font-weight-complex="normal" loext:padding="0cm" loext:border="none"/>
    </style:style>
    <style:style style:name="T12" style:family="text">
      <style:text-properties fo:font-variant="normal" fo:text-transform="none" style:use-window-font-color="true" loext:opacity="0%" style:font-name="Linux Biolinum G" fo:font-size="10.5pt" fo:letter-spacing="normal" fo:font-style="normal" style:text-underline-style="none" fo:font-weight="normal" officeooo:rsid="0013d36a" fo:background-color="#ffff00" loext:char-shading-value="0" style:font-weight-asian="normal" style:font-weight-complex="normal" loext:padding="0cm" loext:border="none"/>
    </style:style>
    <style:style style:name="T13" style:family="text">
      <style:text-properties fo:font-variant="normal" fo:text-transform="none" style:use-window-font-color="true" loext:opacity="0%" style:font-name="Linux Biolinum G" fo:font-size="10.5pt" fo:letter-spacing="normal" fo:font-style="normal" style:text-underline-style="none" fo:font-weight="normal" officeooo:rsid="0013d36a" fo:background-color="#ffff00" loext:char-shading-value="0" style:font-weight-asian="normal" style:font-weight-complex="normal" loext:padding="0cm" loext:border="none"/>
    </style:style>
    <style:style style:name="T14" style:family="text">
      <style:text-properties fo:font-variant="normal" fo:text-transform="none" style:use-window-font-color="true" loext:opacity="0%" style:font-name="Linux Biolinum G" fo:letter-spacing="normal" officeooo:rsid="000d2c00" loext:padding="0cm" loext:border="none"/>
    </style:style>
    <style:style style:name="T15" style:family="text">
      <style:text-properties fo:font-variant="normal" fo:text-transform="none" style:use-window-font-color="true" loext:opacity="0%" style:font-name="Roboto" fo:font-size="7.5pt" fo:letter-spacing="normal" fo:font-style="normal" style:text-underline-style="solid" style:text-underline-width="auto" style:text-underline-color="font-color" fo:font-weight="normal" style:font-name-asian="Roboto" style:font-size-asian="7.5pt" style:font-style-asian="normal" style:font-weight-asian="normal" style:font-name-complex="Roboto" style:font-size-complex="7.5pt" style:font-style-complex="normal" style:font-weight-complex="normal" loext:padding="0cm" loext:border="none"/>
    </style:style>
    <style:style style:name="T16" style:family="text">
      <style:text-properties fo:font-variant="normal" fo:text-transform="none" fo:color="#000000" loext:opacity="100%" style:font-name="Roboto" fo:font-size="7.5pt" fo:letter-spacing="normal" fo:font-style="normal" style:text-underline-style="solid" style:text-underline-width="auto" style:text-underline-color="font-color" fo:font-weight="normal" style:font-name-asian="Roboto" style:font-size-asian="7.5pt" style:font-style-asian="normal" style:font-weight-asian="normal" style:font-name-complex="Roboto" style:font-size-complex="7.5pt" style:font-style-complex="normal" style:font-weight-complex="normal" loext:padding="0cm" loext:border="none"/>
    </style:style>
    <style:style style:name="T17" style:family="text">
      <style:text-properties style:use-window-font-color="true" loext:opacity="0%"/>
    </style:style>
    <style:style style:name="T18" style:family="text">
      <style:text-properties style:use-window-font-color="true" loext:opacity="0%" officeooo:rsid="000d2c00"/>
    </style:style>
    <style:style style:name="T19" style:family="text">
      <style:text-properties style:use-window-font-color="true" loext:opacity="0%" style:text-underline-style="solid" style:text-underline-width="auto" style:text-underline-color="font-color" fo:font-weight="bold" loext:padding="0cm" loext:border="none"/>
    </style:style>
    <style:style style:name="T20" style:family="text">
      <style:text-properties style:use-window-font-color="true" loext:opacity="0%" style:font-name="Linux Biolinum G" fo:font-weight="bold" officeooo:rsid="000d2c00" style:font-weight-asian="bold" style:font-weight-complex="bold"/>
    </style:style>
    <style:style style:name="T21" style:family="text">
      <style:text-properties style:use-window-font-color="true" loext:opacity="0%" style:font-name="Linux Biolinum G" style:text-underline-style="solid" style:text-underline-width="auto" style:text-underline-color="font-color" fo:font-weight="bold" officeooo:rsid="000d2c00" style:font-weight-asian="bold" style:font-weight-complex="bold" loext:padding="0cm" loext:border="none"/>
    </style:style>
    <style:style style:name="T22" style:family="text">
      <style:text-properties style:use-window-font-color="true" loext:opacity="0%" style:font-name="Linux Biolinum G" style:text-underline-style="none" fo:font-weight="bold" officeooo:rsid="000d2c00" style:font-weight-asian="bold" style:font-weight-complex="bold" loext:padding="0cm" loext:border="none"/>
    </style:style>
    <style:style style:name="T23" style:family="text">
      <style:text-properties style:use-window-font-color="true" loext:opacity="0%" officeooo:rsid="0013d36a"/>
    </style:style>
    <style:style style:name="T24" style:family="text">
      <style:text-properties style:text-underline-style="solid" style:text-underline-width="auto" style:text-underline-color="font-color" fo:font-weight="bold" loext:padding="0cm"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ILD – NOTES AND SUGGESTIONS</text:p>
      <text:p text:style-name="P1"/>
      <text:p text:style-name="P2"/>
      <text:p text:style-name="P5"><text:span text:style-name="T18">=</text:span><text:span text:style-name="T17">==========================================================================</text:span></text:p>
      <text:p text:style-name="P2">@dw187 [YouTube Comment]</text:p>
      <text:p text:style-name="P2"/>
      <text:p text:style-name="P3"><text:span text:style-name="T3">Good except if the player defeats the enemy, meaning they have zero or less hit points, they should not have a chance to get one last hit in.</text:span><text:span text:style-name="T2"> </text:span><text:span text:style-name="T3">Also for the monsters, may I suggest you use two of █ character to make a solid block and for instance, the scorpion could be colored and view as:</text:span></text:p>
      <text:p text:style-name="P8"/>
      <text:p text:style-name="P9">░░░░░░████░░░░░░ </text:p>
      <text:p text:style-name="P9">░░░░██░░░░██░░░░ </text:p>
      <text:p text:style-name="P9">░░░░░░░░░░██░░░░ </text:p>
      <text:p text:style-name="P9">░░░░░░░░██░░░░░░ </text:p>
      <text:p text:style-name="P9">░░░░░░██████░░░░ </text:p>
      <text:p text:style-name="P9">░░░░██████████░░ </text:p>
      <text:p text:style-name="P9">░░████▒▒██▒▒██░░ </text:p>
      <text:p text:style-name="P9">██░░██░░░░██░░██ </text:p>
      <text:p text:style-name="P8"/>
      <text:p text:style-name="P8">Where there could be two red eyes where the ▒▒ is.</text:p>
      <text:p text:style-name="P3"><text:span text:style-name="T3">Where there could be two red eyes where the ▒▒ is.</text:span><text:span text:style-name="T2"> </text:span><text:span text:style-name="T3">Also in combat for MINI RPG 2, a graphic RPG for QBasic that came out many years before the one you wrote, there is an option to DRINK during combat which heals your hits at the cost of the player attacking.</text:span></text:p>
      <text:p text:style-name="P3"/>
      <text:p text:style-name="P12"><text:span text:style-name="T4">You could also make combat more complex with for both player and combatant:</text:span><text:span text:style-name="T14"> </text:span><text:span text:style-name="T4">+ Attack, if opponent chooses dodge, only takes half hit damage.</text:span><text:span text:style-name="T14"> </text:span><text:span text:style-name="T4">+ Charge, if opponent chooses Dodge then player winds up hurting self and no damage to opponent. If opponent instead chooses Attack, no damage to player and double damage to opponent. If opponent also chose Charge, no damage to either.</text:span><text:span text:style-name="T14"> </text:span><text:span text:style-name="T4">+ Dodge, if Charge was chosen you damage opponent and no damage to yourself.</text:span><text:span text:style-name="T14"> </text:span><text:span text:style-name="T4">+ Drink, recovers a fixed amount of hit points but can be hit by opponent's Attack and Charge.</text:span></text:p>
      <text:p text:style-name="P8"/>
      <text:p text:style-name="P8">Opponent could also have Drink as an option, healing more Hitpoints if they are a stronger monster. </text:p>
      <text:p text:style-name="P8"/>
      <text:p text:style-name="P8">Also option for player to RUN away at a cost of all gold left behind. In the RPG Maker I wrote 25-years ago I also had Runestones. These were magical jewels that cast Fire, Ice, and Bolt. They could be stacked for maximum damage to opponent, yet are expensive to buy. In your game when you die you are not showing a score. The score could be based on how many squares you have traveled before meeting your demise.</text:p>
      <text:p text:style-name="P10"/>
      <text:p text:style-name="P11"><text:span text:style-name="T17">===========================================================================</text:span></text:p>
      <text:p text:style-name="P12"><text:span text:style-name="T22">@bradw778</text:span><text:span text:style-name="T20"> [YouTube Comment]</text:span></text:p>
      <text:p text:style-name="P13"><text:span text:style-name="T5"><text:line-break/></text:span><text:span text:style-name="T8">I have a suggestion and a bug for you. As a Quick Basic fan, ( I use QB64 now) I noticed that </text:span><text:span text:style-name="T11">your map screen scrolls away as more text comes on the screen. You could polish that up and preserve the map and corresponding score, gold, etc. by using the VIEW PRINT command.</text:span><text:span text:style-name="T8"> This will allow you to define a portion of your screen to view the text and as more text shows up it will scroll out of sight. This command works great. I've used it in some games I made in Quick Basic many years ago. With that said, I'd like to say I really like what you're doing. I like the way your map reveals places you've been. Very creative. Another suggestion, you could move all your code to QB64. Then you wouldn't have to deal with the limits of Quick Basic. I tested it out and your code runs fine in it. Now the bug... </text:span><text:span text:style-name="T11">when you come to a split in the road, it appears you can type any number and the game continues, not telling you which direction you chose. You should put a line in there to make sure it only accepts the 1 or 2.</text:span><text:span text:style-name="T8"> Another bug, at the end of an attack, </text:span><text:span text:style-name="T11">when you get to choose whether to increase hea</text:span><text:span text:style-name="T13">l</text:span><text:span text:style-name="T11">th, attack, etc., if you hit enter, you get the question mark and it continues on without correcting. Consequently, you lose the choice and it goes back to the direction you want to chose.</text:span><text:span text:style-name="T8"> Last bug I came across was that as </text:span><text:span text:style-name="T11">I finished a fight with a tortured </text:span><text:soft-page-break/><text:span text:style-name="T11">soul and went to select to increase my attack, the game went back to the start menu. </text:span><text:span text:style-name="T8">I know bugs can be frustrating, but being able to fix them helps us learn more and become better developers. You're doing a great job! I'm looking forward to discovering new places and seeing more of your cool enemies!</text:span></text:p>
      <text:p text:style-name="P13"><text:span text:style-name="T8"><text:line-break/></text:span><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Roboto" svg:font-family="Roboto, Arial, sans-serif"/>
    <style:font-face style:name="FreeSans1" svg:font-family="FreeSans"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4T11:39:03.356965805</meta:creation-date>
    <dc:date>2024-03-09T11:08:06.861129641</dc:date>
    <meta:editing-duration>PT15M1S</meta:editing-duration>
    <meta:editing-cycles>4</meta:editing-cycles>
    <meta:generator>LibreOffice/7.0.1.2$Linux_X86_64 LibreOffice_project/7cbcfc562f6eb6708b5ff7d7397325de9e764452</meta:generator>
    <meta:document-statistic meta:table-count="0" meta:image-count="0" meta:object-count="0" meta:page-count="2" meta:paragraph-count="21" meta:word-count="658" meta:character-count="3763" meta:non-whitespace-character-count="3114"/>
  </office:meta>
</office:document-meta>
</file>